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b827a" officeooo:paragraph-rsid="000b827a"/>
    </style:style>
    <style:style style:name="P2" style:family="paragraph" style:parent-style-name="Standard">
      <style:paragraph-properties fo:text-align="start" style:justify-single-word="false"/>
      <style:text-properties officeooo:rsid="000b827a" officeooo:paragraph-rsid="000b827a"/>
    </style:style>
    <style:style style:name="P3" style:family="paragraph" style:parent-style-name="Standard">
      <style:paragraph-properties fo:text-align="start" style:justify-single-word="false"/>
      <style:text-properties officeooo:rsid="000b827a" officeooo:paragraph-rsid="000efbd8"/>
    </style:style>
    <style:style style:name="P4" style:family="paragraph" style:parent-style-name="Standard">
      <style:paragraph-properties fo:text-align="center" style:justify-single-word="false"/>
      <style:text-properties fo:font-size="14pt" officeooo:rsid="000b827a" officeooo:paragraph-rsid="000b827a" style:font-size-asian="14pt" style:font-size-complex="14pt"/>
    </style:style>
    <style:style style:name="P5" style:family="paragraph" style:parent-style-name="Standard">
      <style:paragraph-properties fo:text-align="start" style:justify-single-word="false"/>
      <style:text-properties fo:font-weight="bold" officeooo:rsid="000b827a" officeooo:paragraph-rsid="000b827a" style:font-weight-asian="bold" style:font-weight-complex="bold"/>
    </style:style>
    <style:style style:name="T1" style:family="text">
      <style:text-properties officeooo:rsid="000cf4b2"/>
    </style:style>
    <style:style style:name="T2" style:family="text">
      <style:text-properties officeooo:rsid="000da65f"/>
    </style:style>
    <style:style style:name="T3" style:family="text">
      <style:text-properties officeooo:rsid="000efbd8"/>
    </style:style>
    <style:style style:name="T4" style:family="text">
      <style:text-properties officeooo:rsid="0011450f"/>
    </style:style>
    <style:style style:name="T5" style:family="text">
      <style:text-properties officeooo:rsid="00142957"/>
    </style:style>
    <style:style style:name="T6" style:family="text">
      <style:text-properties officeooo:rsid="0016122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okumentacja „Prosty system okien – komponent<text:span text:style-name="T1">y</text:span>, które mogą być umieszczone na formularzu” Michał Stolarz</text:p>
      <text:p text:style-name="P1"/>
      <text:p text:style-name="P5">Założenia wstępne:</text:p>
      <text:p text:style-name="P2"/>
      <text:p text:style-name="P2"><text:span text:style-name="T6">1.</text:span> <text:span text:style-name="T6">Komponentami nazywa się wszelkiego rodzaju obiekty reprezentujące faktyczne : pola tekstowe, przyciski, grafikę, listy itp. Ich tworzenie odbywa się poprzez dynamiczną alokację pamięci.</text:span></text:p>
      <text:p text:style-name="P2"/>
      <text:p text:style-name="P3"><text:span text:style-name="T6">2. Formularzem nazywa się wirtualną przestrzeń, w której są zamieszczane tworzone komponenty (w aplikacji rozmiar formularzu wynosi 2000x2000)</text:span></text:p>
      <text:p text:style-name="P3"/>
      <text:p text:style-name="P3"><text:span text:style-name="T6">3. Zarządzanie stworzonymi obiektami jest realizowane poprzez kontener zawierający wskazania na przydzielone miejsca w pamięci dla obiektów</text:span></text:p>
      <text:p text:style-name="P2"/>
      <text:p text:style-name="P2"><text:span text:style-name="T6">4. Komponenty są tworzone i dodawane przez użytkownika. Oprócz wybrania rodzaju komponentu i jego współrzędnych użytkownik ma również możliwość usuwania oraz „używania” stworzonych komponentów (tzn. użytkowania zgodnie z przeznaczonym dla nich celem (np.: wpisanie tekstu do rubryki, lub kliknięcie na przycisk) ).</text:span></text:p>
      <text:p text:style-name="P2"/>
      <text:p text:style-name="P2"><text:span text:style-name="T6">5. Wszystkie czynności podejmowane przez użytkownika odbywają się za pomocą interfejsu użytkownika. Pojawiają się w nim listy czynności, lub opcji do wyboru. Użytkownik wybiera odpowiednią pozycję poprzez wprowadzenie jej numeru za pomocą standardowego wejścia.</text:span></text:p>
      <text:p text:style-name="P2"/>
      <text:p text:style-name="P2"><text:span text:style-name="T6">6. W przypadku wprowadzenia niepoprawnych danych program wyświetla zapytanie do użytkownika o wprowadzenie poprawnych danych (do skutku)</text:span></text:p>
      <text:p text:style-name="P2"/>
      <text:p text:style-name="P2"><text:span text:style-name="T6">7. W przypadku gdy dwa komponenty nachodzą na siebie , a użytkownik chce „kliknąć” na dane współrzędne (na których znajdują się nachodzące na siebie komponenty), wówczas „kliknięty” zostanie obiekt, który był aktywowany jako ostatni (później niż drugi). Aktywowany oznacza tutaj utworzony, lub „kliknięty” (na innych współrzędnych nie kolidujących z innym komponentem). Jeśli komponent jest w całości przysłonięty przez drugi komponent i był aktywowany wcześniej niż przysłaniający go komponent, wówczas nie można już go aktywować (należy wówczas wykasować, lub przesunąć komponent przysłaniający)</text:span></text:p>
      <text:p text:style-name="P2"/>
      <text:p text:style-name="P2"><text:span text:style-name="T6">8. Historia aktywacji obiektów (dzięki której jest rozstrzygnięty problem dwóch nachodzących na siebie komponentów) jest realizowana poprzez zachowanie odpowiedniej kolejności wskazań (na komponenty) w przechowującym kontenerz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5T13:39:55.508759262</meta:creation-date>
    <dc:date>2017-06-05T15:03:40.242110643</dc:date>
    <meta:editing-duration>PT13M59S</meta:editing-duration>
    <meta:editing-cycles>3</meta:editing-cycles>
    <meta:generator>LibreOffice/5.1.6.2$Linux_X86_64 LibreOffice_project/10m0$Build-2</meta:generator>
    <meta:document-statistic meta:table-count="0" meta:image-count="0" meta:object-count="0" meta:page-count="1" meta:paragraph-count="10" meta:word-count="274" meta:character-count="2126" meta:non-whitespace-character-count="1861"/>
  </office:meta>
</office:document-meta>
</file>